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391cm"/>
    </style:style>
    <style:style style:name="gr3" style:family="graphic" style:parent-style-name="standard">
      <style:graphic-properties draw:stroke="none" draw:fill="none" fo:min-height="1.913cm"/>
    </style:style>
    <style:style style:name="gr4" style:family="graphic" style:parent-style-name="standard">
      <style:graphic-properties draw:stroke="none" draw:fill="none" fo:min-height="3.55cm"/>
    </style:style>
    <style:style style:name="gr5" style:family="graphic" style:parent-style-name="standard">
      <style:graphic-properties draw:stroke="none" draw:fill="none" fo:min-height="7.1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3.584cm"/>
    </style:style>
    <style:style style:name="gr8" style:family="graphic" style:parent-style-name="standard">
      <style:graphic-properties draw:stroke="none" draw:fill="none" fo:min-height="4.38cm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style:font-name="Liberation Mono" fo:font-size="12pt" style:font-name-asian="Liberation Mono" style:font-size-asian="12pt" style:font-name-complex="Liberation Mono" style:font-size-complex="12pt"/>
    </style:style>
    <style:style style:name="P4" style:family="paragraph">
      <loext:graphic-properties draw:fill="none"/>
      <style:paragraph-properties fo:text-align="start"/>
      <style:text-properties style:font-name="Liberation Mono" fo:font-size="12pt" style:font-name-asian="Liberation Mono" style:font-size-asian="12pt" style:font-name-complex="Liberation Mono" style:font-size-complex="12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7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Programação Concorrente em Java</text:span>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Aula 08</text:p>
            <text:p/>
            <text:p><text:span text:style-name="T2">Blocos Sincronizado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Índice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A palavra reservada <text:span text:style-name="T2">synchronized</text:span></text:p>
              </text:list-item>
              <text:list-item>
                <text:p><text:span text:style-name="T3">Métodos de instância sincronizados</text:span></text:p>
              </text:list-item>
              <text:list-item>
                <text:p><text:span text:style-name="T3">Métodos estáticos sincronizados</text:span></text:p>
              </text:list-item>
              <text:list-item>
                <text:p><text:span text:style-name="T3">Blocos sincronizados em métodos de instância</text:span></text:p>
              </text:list-item>
              <text:list-item>
                <text:p><text:span text:style-name="T3">Blocos sincronizados em métodos estáticos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Synchronized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Blocos sincronizados em Java são marcados com a palavra synchronized.</text:p>
              </text:list-item>
              <text:list-item>
                <text:p>Um bloco sincronizado em Java é relativo a algum objeto.</text:p>
              </text:list-item>
              <text:list-item>
                <text:p>Todo bloco sincronizado só pode ter uma thread executando em seu interior por vez.</text:p>
              </text:list-item>
              <text:list-item>
                <text:p>Todas as threads que tentarem executar em seu interior ficarão bloqueadas até a thread dentro do bloco sincronizado sai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Synchronized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A palavra reservada <text:span text:style-name="T2">synchronized </text:span><text:span text:style-name="T3">pode ser usada em 4 </text:span><text:span text:style-name="T3">tipos diferentes de estruturas:</text:span></text:p>
                <text:list>
                  <text:list-item>
                    <text:p><text:span text:style-name="T3">Métodos de instância</text:span></text:p>
                  </text:list-item>
                  <text:list-item>
                    <text:p><text:span text:style-name="T3">Métodos estáticos</text:span></text:p>
                  </text:list-item>
                  <text:list-item>
                    <text:p><text:span text:style-name="T3">Blocos de código dentro de métodos de instância</text:span></text:p>
                  </text:list-item>
                  <text:list-item>
                    <text:p><text:span text:style-name="T3">Blocos de código dentro de métodos estáticos</text:span></text:p>
                  </text:list-item>
                </text:list>
              </text:list-item>
              <text:list-item>
                <text:p><text:span text:style-name="T3">Estes blocos são sincronizados em diferentes objetos. O </text:span><text:span text:style-name="T3">tipo de bloco que você irá precisar irá depender da </text:span><text:span text:style-name="T3">situação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layer="layout" svg:width="19.5cm" svg:height="2.813cm" svg:x="1.4cm" svg:y="0.494cm" presentation:class="title" presentation:user-transformed="true">
          <draw:text-box>
            <text:p>Métodos de instância sincronizados</text:p>
          </draw:text-box>
        </draw:frame>
        <draw:frame presentation:style-name="pr5" draw:layer="layout" svg:width="25.2cm" svg:height="1.959cm" svg:x="1.4cm" svg:y="3.8cm" presentation:class="outline" presentation:user-transformed="true">
          <draw:text-box>
            <text:list text:style-name="L2">
              <text:list-item>
                <text:p>Exemplo de método de instância sincronizado:</text:p>
              </text:list-item>
            </text:list>
          </draw:text-box>
        </draw:frame>
        <draw:frame draw:style-name="gr2" draw:text-style-name="P4" draw:layer="layout" svg:width="12.846cm" svg:height="2.641cm" svg:x="2.554cm" svg:y="5.759cm">
          <draw:text-box>
            <text:p text:style-name="P3"><text:span text:style-name="T4">public synchronized void add(int value){</text:span></text:p>
            <text:p text:style-name="P3"><text:span text:style-name="T4"><text:s text:c="6"/></text:span><text:span text:style-name="T4">this.count += value;</text:span></text:p>
            <text:p text:style-name="P3"><text:span text:style-name="T4">}</text:span></text:p>
            <text:p text:style-name="P3"><text:span text:style-name="T4"/></text:p>
          </draw:text-box>
        </draw:frame>
        <draw:frame presentation:style-name="pr5" draw:layer="layout" svg:width="25.2cm" svg:height="6.199cm" svg:x="1.4cm" svg:y="8.001cm" presentation:class="outline" presentation:user-transformed="true">
          <draw:text-box>
            <text:list text:style-name="L2">
              <text:list-item>
                <text:p>Um método de instância sincronizado é sincronizado na instância dona do método.</text:p>
              </text:list-item>
              <text:list-item>
                <text:p>Cada instância, então, tem seu próprio método sincronizado.</text:p>
              </text:list-item>
              <text:list-item>
                <text:p>Apenas uma única thread pode ter acesso ao método sincronizado.</text:p>
              </text:list-item>
              <text:list-item>
                <text:p>Uma thread por instância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Métodos sincronizados estáticos</text:p>
          </draw:text-box>
        </draw:frame>
        <draw:frame presentation:style-name="pr5" draw:layer="layout" svg:width="25.2cm" svg:height="1.8cm" svg:x="1.4cm" svg:y="3.8cm" presentation:class="outline" presentation:user-transformed="true">
          <draw:text-box>
            <text:list text:style-name="L2">
              <text:list-item>
                <text:p>Assim como os métodos de instância:</text:p>
              </text:list-item>
            </text:list>
          </draw:text-box>
        </draw:frame>
        <draw:frame draw:style-name="gr3" draw:text-style-name="P4" draw:layer="layout" svg:width="14.187cm" svg:height="2.163cm" svg:x="2.4cm" svg:y="5.6cm">
          <draw:text-box>
            <text:p text:style-name="P3"><text:span text:style-name="T4">public static synchronized void add(int value){</text:span></text:p>
            <text:p text:style-name="P3"><text:span text:style-name="T4"><text:s text:c="6"/></text:span><text:span text:style-name="T4">count += value;</text:span></text:p>
            <text:p text:style-name="P3"><text:span text:style-name="T4"><text:s text:c="2"/></text:span><text:span text:style-name="T4">}</text:span></text:p>
          </draw:text-box>
        </draw:frame>
        <draw:frame presentation:style-name="pr5" draw:layer="layout" svg:width="25.2cm" svg:height="6.5cm" svg:x="1.4cm" svg:y="8.1cm" presentation:class="outline" presentation:user-transformed="true">
          <draw:text-box>
            <text:list text:style-name="L2">
              <text:list-item>
                <text:p>Métodos estáticos sincronizados são sincronizados em relação à <text:span text:style-name="T2">classe </text:span><text:span text:style-name="T3">ao qual pertencem.</text:span></text:p>
              </text:list-item>
              <text:list-item>
                <text:p><text:span text:style-name="T3">Como apenas um único objeto estático existe por classe, </text:span><text:span text:style-name="T3">então apenas uma única thread pode entrar por vez no </text:span><text:span text:style-name="T3">método estático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4" draw:layer="layout" svg:width="19.5cm" svg:height="2.813cm" svg:x="1.4cm" svg:y="0.494cm" presentation:class="title" presentation:user-transformed="true">
          <draw:text-box>
            <text:p>Blocos sincronizados em métodos de instância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As vezes, não é necessário sincronizar um método inteiro.</text:p>
              </text:list-item>
              <text:list-item>
                <text:p>Em Java, é possível sincronizar apenas uma pedaço do método (bloco de código).</text:p>
              </text:list-item>
              <text:list-item>
                <text:p>Blocos sincronizados dentro de métodos fazem esse trabalho:</text:p>
                <text:p/>
              </text:list-item>
            </text:list>
          </draw:text-box>
        </draw:frame>
        <draw:frame draw:style-name="gr4" draw:text-style-name="P4" draw:layer="layout" svg:width="10.652cm" svg:height="5.509cm" svg:x="8.148cm" svg:y="9.3cm">
          <draw:text-box>
            <text:p text:style-name="P3"><text:span text:style-name="T4"><text:s text:c="2"/></text:span><text:span text:style-name="T4">public void add(int value){</text:span></text:p>
            <text:p text:style-name="P3"><text:span text:style-name="T4"><text:s text:c="4"/></text:span></text:p>
            <text:p text:style-name="P3"><text:span text:style-name="T4"><text:tab/></text:span><text:span text:style-name="T4">//some code…</text:span></text:p>
            <text:p text:style-name="P3"><text:span text:style-name="T4"/></text:p>
            <text:p text:style-name="P3"><text:span text:style-name="T4"><text:s text:c="4"/></text:span><text:span text:style-name="T4">synchronized(this){</text:span></text:p>
            <text:p text:style-name="P3"><text:span text:style-name="T4"><text:s text:c="7"/></text:span><text:span text:style-name="T4">this.count += value; <text:s text:c="2"/></text:span></text:p>
            <text:p text:style-name="P3"><text:span text:style-name="T4"><text:s text:c="4"/></text:span><text:span text:style-name="T4">}</text:span></text:p>
            <text:p text:style-name="P3"><text:span text:style-name="T4"/></text:p>
            <text:p text:style-name="P3"><text:span text:style-name="T4"><text:s text:c="4"/></text:span><text:span text:style-name="T4">//some more code</text:span></text:p>
            <text:p text:style-name="P3"><text:span text:style-name="T4"/></text:p>
            <text:p text:style-name="P3"><text:span text:style-name="T4"><text:s text:c="2"/></text:span><text:span text:style-name="T4">}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4" draw:layer="layout" svg:width="19.5cm" svg:height="2.813cm" svg:x="1.4cm" svg:y="0.494cm" presentation:class="title" presentation:user-transformed="true">
          <draw:text-box>
            <text:p>Blocos sincronizados em métodos de instância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Esse bloco irá executar quase exatamente como um método sincronizado de instância.</text:p>
              </text:list-item>
              <text:list-item>
                <text:p>O bloco recebe um parâmetro “this” que se refere examente a instância da classe que implementa o método add.</text:p>
              </text:list-item>
              <text:list-item>
                <text:p>Sendo assim, esse bloco é dito <text:span text:style-name="T2">sincronizado no monitor </text:span><text:span text:style-name="T2">do objeto.</text:span></text:p>
              </text:list-item>
              <text:list-item>
                <text:p><text:span text:style-name="T3">Um método sincronizado de instância usa um objeto o </text:span><text:span text:style-name="T3">qual pertence como um </text:span><text:span text:style-name="T2">objeto monitor.</text:span></text:p>
              </text:list-item>
              <text:list-item>
                <text:p><text:span text:style-name="T3">Apenas uma única thread pode executar dentro do bloco </text:span><text:span text:style-name="T3">sincronizado no mesmo objeto monitor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4" draw:layer="layout" svg:width="19.5cm" svg:height="2.813cm" svg:x="1.4cm" svg:y="0.494cm" presentation:class="title" presentation:user-transformed="true">
          <draw:text-box>
            <text:p>Blocos sincronizados em métodos de instância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Métodos equivalentes em termos de sincronização:</text:p>
              </text:list-item>
            </text:list>
          </draw:text-box>
        </draw:frame>
        <draw:frame draw:style-name="gr5" draw:text-style-name="P4" draw:layer="layout" svg:width="19.163cm" svg:height="7.421cm" svg:x="1.837cm" svg:y="6.088cm">
          <draw:text-box>
            <text:p text:style-name="P3"><text:span text:style-name="T4"><text:s text:c="2"/></text:span><text:span text:style-name="T4">public class MyClass {</text:span></text:p>
            <text:p text:style-name="P3"><text:span text:style-name="T4"><text:s text:c="2"/></text:span></text:p>
            <text:p text:style-name="P3"><text:span text:style-name="T4"><text:s text:c="4"/></text:span><text:span text:style-name="T4">public synchronized void log1(String msg1, String msg2){</text:span></text:p>
            <text:p text:style-name="P3"><text:span text:style-name="T4"><text:s text:c="7"/></text:span><text:span text:style-name="T4">log.writeln(msg1);</text:span></text:p>
            <text:p text:style-name="P3"><text:span text:style-name="T4"><text:s text:c="7"/></text:span><text:span text:style-name="T4">log.writeln(msg2);</text:span></text:p>
            <text:p text:style-name="P3"><text:span text:style-name="T4"><text:s text:c="4"/></text:span><text:span text:style-name="T4">}</text:span></text:p>
            <text:p text:style-name="P3"><text:span text:style-name="T4"><text:s text:c="2"/></text:span></text:p>
            <text:p text:style-name="P3"><text:span text:style-name="T4"><text:s text:c="4"/></text:span><text:span text:style-name="T4">public void log2(String msg1, String msg2){</text:span></text:p>
            <text:p text:style-name="P3"><text:span text:style-name="T4"><text:s text:c="7"/></text:span><text:span text:style-name="T4">synchronized(this){</text:span></text:p>
            <text:p text:style-name="P3"><text:span text:style-name="T4"><text:s text:c="10"/></text:span><text:span text:style-name="T4">log.writeln(msg1);</text:span></text:p>
            <text:p text:style-name="P3"><text:span text:style-name="T4"><text:s text:c="10"/></text:span><text:span text:style-name="T4">log.writeln(msg2);</text:span></text:p>
            <text:p text:style-name="P3"><text:span text:style-name="T4"><text:s text:c="7"/></text:span><text:span text:style-name="T4">}</text:span></text:p>
            <text:p text:style-name="P3"><text:span text:style-name="T4"><text:s text:c="4"/></text:span><text:span text:style-name="T4">}</text:span></text:p>
            <text:p text:style-name="P3"><text:span text:style-name="T4"><text:s text:c="2"/></text:span><text:span text:style-name="T4">}</text:span></text:p>
          </draw:text-box>
        </draw:frame>
        <draw:frame draw:style-name="gr6" draw:text-style-name="P5" draw:layer="layout" svg:width="9.214cm" svg:height="0.962cm" svg:x="16.2cm" svg:y="12.6cm">
          <draw:text-box>
            <text:p><text:span text:style-name="T2">O que acontece nesse caso?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4" draw:layer="layout" svg:width="19.5cm" svg:height="2.813cm" svg:x="1.4cm" svg:y="0.494cm" presentation:class="title" presentation:user-transformed="true">
          <draw:text-box>
            <text:p>Blocos sincronizados em métodos estático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Mesmo exemplo em métodos estáticos (pertencem a classe)</text:p>
              </text:list-item>
            </text:list>
          </draw:text-box>
        </draw:frame>
        <draw:frame draw:style-name="gr5" draw:text-style-name="P4" draw:layer="layout" svg:width="21.084cm" svg:height="7.899cm" svg:x="2.516cm" svg:y="6.476cm">
          <draw:text-box>
            <text:p text:style-name="P3"><text:span text:style-name="T4">public class MyClass {</text:span></text:p>
            <text:p text:style-name="P3"><text:span text:style-name="T4"/></text:p>
            <text:p text:style-name="P3"><text:span text:style-name="T4"><text:s text:c="4"/></text:span><text:span text:style-name="T4">public static synchronized void log1(String msg1, String msg2){</text:span></text:p>
            <text:p text:style-name="P3"><text:span text:style-name="T4"><text:s text:c="7"/></text:span><text:span text:style-name="T4">log.writeln(msg1);</text:span></text:p>
            <text:p text:style-name="P3"><text:span text:style-name="T4"><text:s text:c="7"/></text:span><text:span text:style-name="T4">log.writeln(msg2);</text:span></text:p>
            <text:p text:style-name="P3"><text:span text:style-name="T4"><text:s text:c="4"/></text:span><text:span text:style-name="T4">}</text:span></text:p>
            <text:p text:style-name="P3"><text:span text:style-name="T4"><text:s text:c="2"/></text:span></text:p>
            <text:p text:style-name="P3"><text:span text:style-name="T4"><text:s text:c="4"/></text:span><text:span text:style-name="T4">public static void log2(String msg1, String msg2){</text:span></text:p>
            <text:p text:style-name="P3"><text:span text:style-name="T4"><text:s text:c="7"/></text:span><text:span text:style-name="T4">synchronized(MyClass.class){</text:span></text:p>
            <text:p text:style-name="P3"><text:span text:style-name="T4"><text:s text:c="10"/></text:span><text:span text:style-name="T4">log.writeln(msg1);</text:span></text:p>
            <text:p text:style-name="P3"><text:span text:style-name="T4"><text:s text:c="10"/></text:span><text:span text:style-name="T4">log.writeln(msg2); <text:s/></text:span></text:p>
            <text:p text:style-name="P3"><text:span text:style-name="T4"><text:s text:c="7"/></text:span><text:span text:style-name="T4">}</text:span></text:p>
            <text:p text:style-name="P3"><text:span text:style-name="T4"><text:s text:c="4"/></text:span><text:span text:style-name="T4">}</text:span></text:p>
            <text:p text:style-name="P3"><text:span text:style-name="T4"/></text:p>
            <text:p text:style-name="P3"><text:span text:style-name="T4">}</text:span></text:p>
            <text:p text:style-name="P3"><text:span text:style-name="T4"/></text:p>
          </draw:text-box>
        </draw:frame>
        <draw:frame draw:style-name="gr6" draw:text-style-name="P5" draw:layer="layout" svg:width="9.214cm" svg:height="0.962cm" svg:x="16.2cm" svg:y="12.6cm">
          <draw:text-box>
            <text:p><text:span text:style-name="T2">O que acontece nesse caso?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Exemplo</text:p>
          </draw:text-box>
        </draw:frame>
        <draw:frame draw:style-name="gr7" draw:text-style-name="P7" draw:layer="layout" svg:width="10.238cm" svg:height="3.834cm" svg:x="1.362cm" svg:y="4.166cm">
          <draw:text-box>
            <text:p text:style-name="P6">public class Counter{</text:p>
            <text:p text:style-name="P6"><text:s text:c="5"/></text:p>
            <text:p text:style-name="P6"><text:s text:c="5"/>long count = 0;</text:p>
            <text:p text:style-name="P6"><text:s text:c="4"/></text:p>
            <text:p text:style-name="P6"><text:s text:c="5"/>public synchronized void add(long value){</text:p>
            <text:p text:style-name="P6"><text:s text:c="7"/>this.count += value;</text:p>
            <text:p text:style-name="P6"><text:s text:c="5"/>}</text:p>
            <text:p text:style-name="P6"><text:s text:c="2"/>}</text:p>
            <text:p text:style-name="P6"/>
          </draw:text-box>
        </draw:frame>
        <draw:frame draw:style-name="gr8" draw:text-style-name="P7" draw:layer="layout" svg:width="9.603cm" svg:height="4.63cm" svg:x="1.197cm" svg:y="9.2cm">
          <draw:text-box>
            <text:p text:style-name="P6">public class CounterThread extends Thread{</text:p>
            <text:p text:style-name="P6"><text:s text:c="5"/>protected Counter counter = null;</text:p>
            <text:p text:style-name="P6"><text:s text:c="5"/>public CounterThread(Counter counter){</text:p>
            <text:p text:style-name="P6"><text:s text:c="8"/>this.counter = counter;</text:p>
            <text:p text:style-name="P6"><text:s text:c="5"/>}</text:p>
            <text:p text:style-name="P6"><text:s text:c="5"/>public void run() {</text:p>
            <text:p text:style-name="P6"><text:s text:c="8"/>for(int i=0; i&lt;10; i++){</text:p>
            <text:p text:style-name="P6"><text:s text:c="11"/>counter.add(i);</text:p>
            <text:p text:style-name="P6"><text:s text:c="8"/>}</text:p>
            <text:p text:style-name="P6"><text:s text:c="5"/>}</text:p>
            <text:p text:style-name="P6"><text:s text:c="2"/>}</text:p>
          </draw:text-box>
        </draw:frame>
        <draw:frame draw:style-name="gr7" draw:text-style-name="P7" draw:layer="layout" svg:width="11.297cm" svg:height="3.834cm" svg:x="14.403cm" svg:y="3.966cm">
          <draw:text-box>
            <text:p text:style-name="P6"><text:s text:c="2"/>public class Example1 {</text:p>
            <text:p text:style-name="P6"><text:s text:c="4"/>public static void main(String[] args){</text:p>
            <text:p text:style-name="P6"><text:s text:c="6"/>Counter counter = new Counter();</text:p>
            <text:p text:style-name="P6"><text:s text:c="6"/>Thread <text:s/>threadA = new CounterThread(counter);</text:p>
            <text:p text:style-name="P6"><text:s text:c="6"/>Thread <text:s/>threadB = new CounterThread(counter);</text:p>
            <text:p text:style-name="P6"><text:s text:c="6"/>threadA.start();</text:p>
            <text:p text:style-name="P6"><text:s text:c="6"/>threadB.start(); </text:p>
            <text:p text:style-name="P6"><text:s text:c="4"/>}</text:p>
            <text:p text:style-name="P6"><text:s text:c="2"/>}</text:p>
          </draw:text-box>
        </draw:frame>
        <draw:frame draw:style-name="gr8" draw:text-style-name="P7" draw:layer="layout" svg:width="11.509cm" svg:height="4.63cm" svg:x="14.691cm" svg:y="9.2cm">
          <draw:text-box>
            <text:p text:style-name="P6">public class Example2 {</text:p>
            <text:p text:style-name="P6"><text:s text:c="4"/>public static void main(String[] args){</text:p>
            <text:p text:style-name="P6"><text:s text:c="6"/>Counter counterA = new Counter();</text:p>
            <text:p text:style-name="P6"><text:s text:c="6"/>Counter counterB = new Counter();</text:p>
            <text:p text:style-name="P6"><text:s text:c="6"/>Thread <text:s/>threadA = new CounterThread(counterA);</text:p>
            <text:p text:style-name="P6"><text:s text:c="6"/>Thread <text:s/>threadB = new CounterThread(counterB);</text:p>
            <text:p text:style-name="P6"><text:s text:c="6"/>threadA.start();</text:p>
            <text:p text:style-name="P6"><text:s text:c="6"/>threadB.start(); </text:p>
            <text:p text:style-name="P6"><text:s text:c="4"/>}</text:p>
            <text:p text:style-name="P6"><text:s text:c="2"/>}</text:p>
            <text:p text:style-name="P6"/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4" draw:layer="layout" svg:width="19.5cm" svg:height="2.6cm" svg:x="1.4cm" svg:y="0.6cm" presentation:class="title">
          <draw:text-box>
            <text:p>Referência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a xlink:href="http://tutorials.jenkov.com/java-concurrency/synchronized.html" xlink:type="simple">http://tutorials.jenkov.com/java-concurrency/synchronized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4" draw:layer="layout" svg:width="19.5cm" svg:height="2.6cm" svg:x="1.4cm" svg:y="0.6cm" presentation:class="title" presentation:placeholder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5cm" svg:y="14.34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5cm" svg:y="14.347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6T17:07:37.661641723</meta:creation-date>
    <dc:date>2019-01-18T18:16:08.689815962</dc:date>
    <meta:editing-duration>PT9H34M9S</meta:editing-duration>
    <meta:editing-cycles>50</meta:editing-cycles>
    <meta:generator>LibreOffice/6.0.7.3$Linux_X86_64 LibreOffice_project/00m0$Build-3</meta:generator>
    <meta:document-statistic meta:object-count="129"/>
  </office:meta>
</office:document-meta>
</file>